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prodloužení1</text:p>
          </table:table-cell>
          <table:table-cell office:value-type="string">
            <text:p>y1</text:p>
          </table:table-cell>
          <table:table-cell office:value-type="string">
            <text:p>prodloužení2</text:p>
          </table:table-cell>
          <table:table-cell office:value-type="string">
            <text:p>y2</text:p>
          </table:table-cell>
          <table:table-cell office:value-type="string">
            <text:p>prodloužení3</text:p>
          </table:table-cell>
          <table:table-cell office:value-type="string">
            <text:p>y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A3]*([.B$30]) + [.$B$32]" office:value-type="float" office:value="17.2">
            <text:p>17,2</text:p>
          </table:table-cell>
          <table:table-cell table:formula="of:=ABS(([.E3]+[.G3]+[.I3])*[.B$31])" office:value-type="float" office:value="93.5472704050956">
            <text:p>93,5472704051</text:p>
          </table:table-cell>
          <table:table-cell office:value-type="float" office:value="0.5">
            <text:p>0,5</text:p>
          </table:table-cell>
          <table:table-cell table:formula="of:= SIN([.D$3]*RADIANS([.B3]+[.D$7]))*[.D$5]" office:value-type="float" office:value="0.14953534344371">
            <text:p>0,1495353434</text:p>
          </table:table-cell>
          <table:table-cell office:value-type="float" office:value="5">
            <text:p>5</text:p>
          </table:table-cell>
          <table:table-cell table:formula="of:= SIN([.F$3]*RADIANS([.B3]+[.F$7]))*[.F$5]" office:value-type="float" office:value="1.99512810051965">
            <text:p>1,9951281005</text:p>
          </table:table-cell>
          <table:table-cell office:value-type="float" office:value="6">
            <text:p>6</text:p>
          </table:table-cell>
          <table:table-cell table:formula="of:= SIN([.H$3]*RADIANS([.B3]+[.H$7]))*[.H$5]" office:value-type="float" office:value="0.97357890287316">
            <text:p>0,973578902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A4]*([.B$30]) + [.$B$32]" office:value-type="float" office:value="24.4">
            <text:p>24,4</text:p>
          </table:table-cell>
          <table:table-cell table:formula="of:=ABS(([.E4]+[.G4]+[.I4])*[.B$31])" office:value-type="float" office:value="73.8243761403475">
            <text:p>73,8243761403</text:p>
          </table:table-cell>
          <table:table-cell office:value-type="string">
            <text:p>amp1</text:p>
          </table:table-cell>
          <table:table-cell table:formula="of:= SIN([.D$3]*RADIANS([.B4]+[.D$7]))*[.D$5]" office:value-type="float" office:value="0.211324796455389">
            <text:p>0,2113247965</text:p>
          </table:table-cell>
          <table:table-cell office:value-type="string">
            <text:p>amp1</text:p>
          </table:table-cell>
          <table:table-cell table:formula="of:= SIN([.F$3]*RADIANS([.B4]+[.F$7]))*[.F$5]" office:value-type="float" office:value="1.69609619231285">
            <text:p>1,6960961923</text:p>
          </table:table-cell>
          <table:table-cell office:value-type="string">
            <text:p>amp3</text:p>
          </table:table-cell>
          <table:table-cell table:formula="of:= SIN([.H$3]*RADIANS([.B4]+[.H$7]))*[.H$5]" office:value-type="float" office:value="0.553391549243344">
            <text:p>0,553391549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A5]*([.B$30]) + [.$B$32]" office:value-type="float" office:value="31.6">
            <text:p>31,6</text:p>
          </table:table-cell>
          <table:table-cell table:formula="of:=ABS(([.E5]+[.G5]+[.I5])*[.B$31])" office:value-type="float" office:value="25.6417406146889">
            <text:p>25,6417406147</text:p>
          </table:table-cell>
          <table:table-cell office:value-type="float" office:value="1">
            <text:p>1</text:p>
          </table:table-cell>
          <table:table-cell table:formula="of:= SIN([.D$3]*RADIANS([.B5]+[.D$7]))*[.D$5]" office:value-type="float" office:value="0.272280247040574">
            <text:p>0,272280247</text:p>
          </table:table-cell>
          <table:table-cell office:value-type="float" office:value="2">
            <text:p>2</text:p>
          </table:table-cell>
          <table:table-cell table:formula="of:= SIN([.F$3]*RADIANS([.B5]+[.F$7]))*[.F$5]" office:value-type="float" office:value="0.749213186831824">
            <text:p>0,7492131868</text:p>
          </table:table-cell>
          <table:table-cell office:value-type="float" office:value="1">
            <text:p>1</text:p>
          </table:table-cell>
          <table:table-cell table:formula="of:= SIN([.H$3]*RADIANS([.B5]+[.H$7]))*[.H$5]" office:value-type="float" office:value="-0.166768746716102">
            <text:p>-0,16676874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6]*([.B$30]) + [.$B$32]" office:value-type="float" office:value="38.8">
            <text:p>38,8</text:p>
          </table:table-cell>
          <table:table-cell table:formula="of:=ABS(([.E6]+[.G6]+[.I6])*[.B$31])" office:value-type="float" office:value="28.4463773201948">
            <text:p>28,4463773202</text:p>
          </table:table-cell>
          <table:table-cell office:value-type="string">
            <text:p>posuv1</text:p>
          </table:table-cell>
          <table:table-cell table:formula="of:= SIN([.D$3]*RADIANS([.B6]+[.D$7]))*[.D$5]" office:value-type="float" office:value="0.332161131883703">
            <text:p>0,3321611319</text:p>
          </table:table-cell>
          <table:table-cell office:value-type="string">
            <text:p>posuv1</text:p>
          </table:table-cell>
          <table:table-cell table:formula="of:= SIN([.F$3]*RADIANS([.B6]+[.F$7]))*[.F$5]" office:value-type="float" office:value="-0.483843791199335">
            <text:p>-0,4838437912</text:p>
          </table:table-cell>
          <table:table-cell office:value-type="string">
            <text:p>posuv3</text:p>
          </table:table-cell>
          <table:table-cell table:formula="of:= SIN([.H$3]*RADIANS([.B6]+[.H$7]))*[.H$5]" office:value-type="float" office:value="-0.796529918024196">
            <text:p>-0,7965299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A7]*([.B$30]) + [.$B$32]" office:value-type="float" office:value="46">
            <text:p>46</text:p>
          </table:table-cell>
          <table:table-cell table:formula="of:=ABS(([.E7]+[.G7]+[.I7])*[.B$31])" office:value-type="float" office:value="64.0763895935087">
            <text:p>64,0763895935</text:p>
          </table:table-cell>
          <table:table-cell office:value-type="float" office:value="0">
            <text:p>0</text:p>
          </table:table-cell>
          <table:table-cell table:formula="of:= SIN([.D$3]*RADIANS([.B7]+[.D$7]))*[.D$5]" office:value-type="float" office:value="0.390731128489274">
            <text:p>0,3907311285</text:p>
          </table:table-cell>
          <table:table-cell office:value-type="float" office:value="0">
            <text:p>0</text:p>
          </table:table-cell>
          <table:table-cell table:formula="of:= SIN([.F$3]*RADIANS([.B7]+[.F$7]))*[.F$5]" office:value-type="float" office:value="-1.53208888623796">
            <text:p>-1,5320888862</text:p>
          </table:table-cell>
          <table:table-cell office:value-type="float" office:value="0">
            <text:p>0</text:p>
          </table:table-cell>
          <table:table-cell table:formula="of:= SIN([.H$3]*RADIANS([.B7]+[.H$7]))*[.H$5]" office:value-type="float" office:value="-0.994521895368273">
            <text:p>-0,9945218954</text:p>
          </table:table-cell>
          <table:table-cell>
            <draw:frame table:end-cell-address="List1.X44" table:end-x="2.259cm" table:end-y="0.082cm" draw:z-index="0" draw:style-name="gr1" draw:text-style-name="P1" svg:width="33.52cm" svg:height="16.558cm" svg:x="0.353cm" svg:y="0.234cm">
              <draw:object draw:notify-on-update-of-ranges="List1.B4:List1.B27 List1.C3:List1.C3 List1.C4:List1.C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*([.B$30]) + [.$B$32]" office:value-type="float" office:value="53.2">
            <text:p>53,2</text:p>
          </table:table-cell>
          <table:table-cell table:formula="of:=ABS(([.E8]+[.G8]+[.I8])*[.B$31])" office:value-type="float" office:value="66.0236885001295">
            <text:p>66,0236885001</text:p>
          </table:table-cell>
          <table:table-cell/>
          <table:table-cell table:formula="of:= SIN([.D$3]*RADIANS([.B8]+[.D$7]))*[.D$5]" office:value-type="float" office:value="0.44775908783877">
            <text:p>0,4477590878</text:p>
          </table:table-cell>
          <table:table-cell/>
          <table:table-cell table:formula="of:= SIN([.F$3]*RADIANS([.B8]+[.F$7]))*[.F$5]" office:value-type="float" office:value="-1.99512810051965">
            <text:p>-1,9951281005</text:p>
          </table:table-cell>
          <table:table-cell/>
          <table:table-cell table:formula="of:= SIN([.H$3]*RADIANS([.B8]+[.H$7]))*[.H$5]" office:value-type="float" office:value="-0.653420603990105">
            <text:p>-0,6534206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A9]*([.B$30]) + [.$B$32]" office:value-type="float" office:value="60.4">
            <text:p>60,4</text:p>
          </table:table-cell>
          <table:table-cell table:formula="of:=ABS(([.E9]+[.G9]+[.I9])*[.B$31])" office:value-type="float" office:value="34.5360177586026">
            <text:p>34,5360177586</text:p>
          </table:table-cell>
          <table:table-cell/>
          <table:table-cell table:formula="of:= SIN([.D$3]*RADIANS([.B9]+[.D$7]))*[.D$5]" office:value-type="float" office:value="0.503019946630235">
            <text:p>0,5030199466</text:p>
          </table:table-cell>
          <table:table-cell/>
          <table:table-cell table:formula="of:= SIN([.F$3]*RADIANS([.B9]+[.F$7]))*[.F$5]" office:value-type="float" office:value="-1.69609619231285">
            <text:p>-1,6960961923</text:p>
          </table:table-cell>
          <table:table-cell/>
          <table:table-cell table:formula="of:= SIN([.H$3]*RADIANS([.B9]+[.H$7]))*[.H$5]" office:value-type="float" office:value="0.0418756537291986">
            <text:p>0,041875653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A10]*([.B$30]) + [.$B$32]" office:value-type="float" office:value="67.6">
            <text:p>67,6</text:p>
          </table:table-cell>
          <table:table-cell table:formula="of:=ABS(([.E10]+[.G10]+[.I10])*[.B$31])" office:value-type="float" office:value="15.6466532490384">
            <text:p>15,646653249</text:p>
          </table:table-cell>
          <table:table-cell/>
          <table:table-cell table:formula="of:= SIN([.D$3]*RADIANS([.B10]+[.D$7]))*[.D$5]" office:value-type="float" office:value="0.556295615500305">
            <text:p>0,5562956155</text:p>
          </table:table-cell>
          <table:table-cell/>
          <table:table-cell table:formula="of:= SIN([.F$3]*RADIANS([.B10]+[.F$7]))*[.F$5]" office:value-type="float" office:value="-0.749213186831826">
            <text:p>-0,7492131868</text:p>
          </table:table-cell>
          <table:table-cell/>
          <table:table-cell table:formula="of:= SIN([.H$3]*RADIANS([.B10]+[.H$7]))*[.H$5]" office:value-type="float" office:value="0.714472679632803">
            <text:p>0,714472679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A11]*([.B$30]) + [.$B$32]" office:value-type="float" office:value="74.8">
            <text:p>74,8</text:p>
          </table:table-cell>
          <table:table-cell table:formula="of:=ABS(([.E11]+[.G11]+[.I11])*[.B$31])" office:value-type="float" office:value="62.7300094319241">
            <text:p>62,7300094319</text:p>
          </table:table-cell>
          <table:table-cell/>
          <table:table-cell table:formula="of:= SIN([.D$3]*RADIANS([.B11]+[.D$7]))*[.D$5]" office:value-type="float" office:value="0.607375839723287">
            <text:p>0,6073758397</text:p>
          </table:table-cell>
          <table:table-cell/>
          <table:table-cell table:formula="of:= SIN([.F$3]*RADIANS([.B11]+[.F$7]))*[.F$5]" office:value-type="float" office:value="0.483843791199336">
            <text:p>0,4838437912</text:p>
          </table:table-cell>
          <table:table-cell/>
          <table:table-cell table:formula="of:= SIN([.H$3]*RADIANS([.B11]+[.H$7]))*[.H$5]" office:value-type="float" office:value="0.999780683474845">
            <text:p>0,999780683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A12]*([.B$30]) + [.$B$32]" office:value-type="float" office:value="82">
            <text:p>82</text:p>
          </table:table-cell>
          <table:table-cell table:formula="of:=ABS(([.E12]+[.G12]+[.I12])*[.B$31])" office:value-type="float" office:value="87.9387822211757">
            <text:p>87,9387822212</text:p>
          </table:table-cell>
          <table:table-cell/>
          <table:table-cell table:formula="of:= SIN([.D$3]*RADIANS([.B12]+[.D$7]))*[.D$5]" office:value-type="float" office:value="0.656059028990507">
            <text:p>0,656059029</text:p>
          </table:table-cell>
          <table:table-cell/>
          <table:table-cell table:formula="of:= SIN([.F$3]*RADIANS([.B12]+[.F$7]))*[.F$5]" office:value-type="float" office:value="1.53208888623796">
            <text:p>1,5320888862</text:p>
          </table:table-cell>
          <table:table-cell/>
          <table:table-cell table:formula="of:= SIN([.H$3]*RADIANS([.B12]+[.H$7]))*[.H$5]" office:value-type="float" office:value="0.743144825477394">
            <text:p>0,743144825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A13]*([.B$30]) + [.$B$32]" office:value-type="float" office:value="89.2">
            <text:p>89,2</text:p>
          </table:table-cell>
          <table:table-cell table:formula="of:=ABS(([.E13]+[.G13]+[.I13])*[.B$31])" office:value-type="float" office:value="83.4287699054138">
            <text:p>83,4287699054</text:p>
          </table:table-cell>
          <table:table-cell/>
          <table:table-cell table:formula="of:= SIN([.D$3]*RADIANS([.B13]+[.D$7]))*[.D$5]" office:value-type="float" office:value="0.702153052995162">
            <text:p>0,702153053</text:p>
          </table:table-cell>
          <table:table-cell/>
          <table:table-cell table:formula="of:= SIN([.F$3]*RADIANS([.B13]+[.F$7]))*[.F$5]" office:value-type="float" office:value="1.99512810051965">
            <text:p>1,9951281005</text:p>
          </table:table-cell>
          <table:table-cell/>
          <table:table-cell table:formula="of:= SIN([.H$3]*RADIANS([.B13]+[.H$7]))*[.H$5]" office:value-type="float" office:value="0.083677843332316">
            <text:p>0,083677843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A14]*([.B$30]) + [.$B$32]" office:value-type="float" office:value="96.4">
            <text:p>96,4</text:p>
          </table:table-cell>
          <table:table-cell table:formula="of:=ABS(([.E14]+[.G14]+[.I14])*[.B$31])" office:value-type="float" office:value="54.6127323515221">
            <text:p>54,6127323515</text:p>
          </table:table-cell>
          <table:table-cell/>
          <table:table-cell table:formula="of:= SIN([.D$3]*RADIANS([.B14]+[.D$7]))*[.D$5]" office:value-type="float" office:value="0.745475999682862">
            <text:p>0,7454759997</text:p>
          </table:table-cell>
          <table:table-cell/>
          <table:table-cell table:formula="of:= SIN([.F$3]*RADIANS([.B14]+[.F$7]))*[.F$5]" office:value-type="float" office:value="1.69609619231285">
            <text:p>1,6960961923</text:p>
          </table:table-cell>
          <table:table-cell/>
          <table:table-cell table:formula="of:= SIN([.H$3]*RADIANS([.B14]+[.H$7]))*[.H$5]" office:value-type="float" office:value="-0.621147780278311">
            <text:p>-0,62114778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A15]*([.B$30]) + [.$B$32]" office:value-type="float" office:value="103.6">
            <text:p>103,6</text:p>
          </table:table-cell>
          <table:table-cell table:formula="of:=ABS(([.E15]+[.G15]+[.I15])*[.B$31])" office:value-type="float" office:value="16.3739324113271">
            <text:p>16,3739324113</text:p>
          </table:table-cell>
          <table:table-cell/>
          <table:table-cell table:formula="of:= SIN([.D$3]*RADIANS([.B15]+[.D$7]))*[.D$5]" office:value-type="float" office:value="0.785856893175402">
            <text:p>0,7858568932</text:p>
          </table:table-cell>
          <table:table-cell/>
          <table:table-cell table:formula="of:= SIN([.F$3]*RADIANS([.B15]+[.F$7]))*[.F$5]" office:value-type="float" office:value="0.749213186831823">
            <text:p>0,7492131868</text:p>
          </table:table-cell>
          <table:table-cell/>
          <table:table-cell table:formula="of:= SIN([.H$3]*RADIANS([.B15]+[.H$7]))*[.H$5]" office:value-type="float" office:value="-0.989272332962988">
            <text:p>-0,98927233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A16]*([.B$30]) + [.$B$32]" office:value-type="float" office:value="110.8">
            <text:p>110,8</text:p>
          </table:table-cell>
          <table:table-cell table:formula="of:=ABS(([.E16]+[.G16]+[.I16])*[.B$31])" office:value-type="float" office:value="14.455698953958">
            <text:p>14,455698954</text:p>
          </table:table-cell>
          <table:table-cell/>
          <table:table-cell table:formula="of:= SIN([.D$3]*RADIANS([.B16]+[.D$7]))*[.D$5]" office:value-type="float" office:value="0.823136368534442">
            <text:p>0,8231363685</text:p>
          </table:table-cell>
          <table:table-cell/>
          <table:table-cell table:formula="of:= SIN([.F$3]*RADIANS([.B16]+[.F$7]))*[.F$5]" office:value-type="float" office:value="-0.483843791199336">
            <text:p>-0,4838437912</text:p>
          </table:table-cell>
          <table:table-cell/>
          <table:table-cell table:formula="of:= SIN([.H$3]*RADIANS([.B16]+[.H$7]))*[.H$5]" office:value-type="float" office:value="-0.821149209133705">
            <text:p>-0,821149209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A17]*([.B$30]) + [.$B$32]" office:value-type="float" office:value="118">
            <text:p>118</text:p>
          </table:table-cell>
          <table:table-cell table:formula="of:=ABS(([.E17]+[.G17]+[.I17])*[.B$31])" office:value-type="float" office:value="26.484998290608">
            <text:p>26,4849982906</text:p>
          </table:table-cell>
          <table:table-cell/>
          <table:table-cell table:formula="of:= SIN([.D$3]*RADIANS([.B17]+[.D$7]))*[.D$5]" office:value-type="float" office:value="0.857167300702112">
            <text:p>0,8571673007</text:p>
          </table:table-cell>
          <table:table-cell/>
          <table:table-cell table:formula="of:= SIN([.F$3]*RADIANS([.B17]+[.F$7]))*[.F$5]" office:value-type="float" office:value="-1.53208888623796">
            <text:p>-1,5320888862</text:p>
          </table:table-cell>
          <table:table-cell/>
          <table:table-cell table:formula="of:= SIN([.H$3]*RADIANS([.B17]+[.H$7]))*[.H$5]" office:value-type="float" office:value="-0.207911690817757">
            <text:p>-0,20791169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A18]*([.B$30]) + [.$B$32]" office:value-type="float" office:value="125.2">
            <text:p>125,2</text:p>
          </table:table-cell>
          <table:table-cell table:formula="of:=ABS(([.E18]+[.G18]+[.I18])*[.B$31])" office:value-type="float" office:value="17.6785711803035">
            <text:p>17,6785711803</text:p>
          </table:table-cell>
          <table:table-cell/>
          <table:table-cell table:formula="of:= SIN([.D$3]*RADIANS([.B18]+[.D$7]))*[.D$5]" office:value-type="float" office:value="0.887815385136401">
            <text:p>0,8878153851</text:p>
          </table:table-cell>
          <table:table-cell/>
          <table:table-cell table:formula="of:= SIN([.F$3]*RADIANS([.B18]+[.F$7]))*[.F$5]" office:value-type="float" office:value="-1.99512810051965">
            <text:p>-1,9951281005</text:p>
          </table:table-cell>
          <table:table-cell/>
          <table:table-cell table:formula="of:= SIN([.H$3]*RADIANS([.B18]+[.H$7]))*[.H$5]" office:value-type="float" office:value="0.51802700937313">
            <text:p>0,518027009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A19]*([.B$30]) + [.$B$32]" office:value-type="float" office:value="132.4">
            <text:p>132,4</text:p>
          </table:table-cell>
          <table:table-cell table:formula="of:=ABS(([.E19]+[.G19]+[.I19])*[.B$31])" office:value-type="float" office:value="5.46078127003894">
            <text:p>5,46078127</text:p>
          </table:table-cell>
          <table:table-cell/>
          <table:table-cell table:formula="of:= SIN([.D$3]*RADIANS([.B19]+[.D$7]))*[.D$5]" office:value-type="float" office:value="0.914959667849825">
            <text:p>0,9149596678</text:p>
          </table:table-cell>
          <table:table-cell/>
          <table:table-cell table:formula="of:= SIN([.F$3]*RADIANS([.B19]+[.F$7]))*[.F$5]" office:value-type="float" office:value="-1.69609619231285">
            <text:p>-1,6960961923</text:p>
          </table:table-cell>
          <table:table-cell/>
          <table:table-cell table:formula="of:= SIN([.H$3]*RADIANS([.B19]+[.H$7]))*[.H$5]" office:value-type="float" office:value="0.963162566797658">
            <text:p>0,963162566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A20]*([.B$30]) + [.$B$32]" office:value-type="float" office:value="139.6">
            <text:p>139,6</text:p>
          </table:table-cell>
          <table:table-cell table:formula="of:=ABS(([.E20]+[.G20]+[.I20])*[.B$31])" office:value-type="float" office:value="32.2645024547683">
            <text:p>32,2645024548</text:p>
          </table:table-cell>
          <table:table-cell/>
          <table:table-cell table:formula="of:= SIN([.D$3]*RADIANS([.B20]+[.D$7]))*[.D$5]" office:value-type="float" office:value="0.938493022759556">
            <text:p>0,9384930228</text:p>
          </table:table-cell>
          <table:table-cell/>
          <table:table-cell table:formula="of:= SIN([.F$3]*RADIANS([.B20]+[.F$7]))*[.F$5]" office:value-type="float" office:value="-0.749213186831827">
            <text:p>-0,7492131868</text:p>
          </table:table-cell>
          <table:table-cell/>
          <table:table-cell table:formula="of:= SIN([.H$3]*RADIANS([.B20]+[.H$7]))*[.H$5]" office:value-type="float" office:value="0.886203579231215">
            <text:p>0,886203579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A21]*([.B$30]) + [.$B$32]" office:value-type="float" office:value="146.8">
            <text:p>146,8</text:p>
          </table:table-cell>
          <table:table-cell table:formula="of:=ABS(([.E21]+[.G21]+[.I21])*[.B$31])" office:value-type="float" office:value="53.1309903720916">
            <text:p>53,1309903721</text:p>
          </table:table-cell>
          <table:table-cell/>
          <table:table-cell table:formula="of:= SIN([.D$3]*RADIANS([.B21]+[.D$7]))*[.D$5]" office:value-type="float" office:value="0.958322574465133">
            <text:p>0,9583225745</text:p>
          </table:table-cell>
          <table:table-cell/>
          <table:table-cell table:formula="of:= SIN([.F$3]*RADIANS([.B21]+[.F$7]))*[.F$5]" office:value-type="float" office:value="0.483843791199336">
            <text:p>0,4838437912</text:p>
          </table:table-cell>
          <table:table-cell/>
          <table:table-cell table:formula="of:= SIN([.H$3]*RADIANS([.B21]+[.H$7]))*[.H$5]" office:value-type="float" office:value="0.328866646738584">
            <text:p>0,32886664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A22]*([.B$30]) + [.$B$32]" office:value-type="float" office:value="154">
            <text:p>154</text:p>
          </table:table-cell>
          <table:table-cell table:formula="of:=ABS(([.E22]+[.G22]+[.I22])*[.B$31])" office:value-type="float" office:value="62.9916692384217">
            <text:p>62,9916692384</text:p>
          </table:table-cell>
          <table:table-cell/>
          <table:table-cell table:formula="of:= SIN([.D$3]*RADIANS([.B22]+[.D$7]))*[.D$5]" office:value-type="float" office:value="0.974370064785235">
            <text:p>0,9743700648</text:p>
          </table:table-cell>
          <table:table-cell/>
          <table:table-cell table:formula="of:= SIN([.F$3]*RADIANS([.B22]+[.F$7]))*[.F$5]" office:value-type="float" office:value="1.53208888623796">
            <text:p>1,5320888862</text:p>
          </table:table-cell>
          <table:table-cell/>
          <table:table-cell table:formula="of:= SIN([.H$3]*RADIANS([.B22]+[.H$7]))*[.H$5]" office:value-type="float" office:value="-0.406736643075802">
            <text:p>-0,406736643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A23]*([.B$30]) + [.$B$32]" office:value-type="float" office:value="161.2">
            <text:p>161,2</text:p>
          </table:table-cell>
          <table:table-cell table:formula="of:=ABS(([.E23]+[.G23]+[.I23])*[.B$31])" office:value-type="float" office:value="61.7951133161435">
            <text:p>61,7951133161</text:p>
          </table:table-cell>
          <table:table-cell/>
          <table:table-cell table:formula="of:= SIN([.D$3]*RADIANS([.B23]+[.D$7]))*[.D$5]" office:value-type="float" office:value="0.986572161606969">
            <text:p>0,9865721616</text:p>
          </table:table-cell>
          <table:table-cell/>
          <table:table-cell table:formula="of:= SIN([.F$3]*RADIANS([.B23]+[.F$7]))*[.F$5]" office:value-type="float" office:value="1.99512810051965">
            <text:p>1,9951281005</text:p>
          </table:table-cell>
          <table:table-cell/>
          <table:table-cell table:formula="of:= SIN([.H$3]*RADIANS([.B23]+[.H$7]))*[.H$5]" office:value-type="float" office:value="-0.921863151588501">
            <text:p>-0,92186315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A24]*([.B$30]) + [.$B$32]" office:value-type="float" office:value="168.4">
            <text:p>168,4</text:p>
          </table:table-cell>
          <table:table-cell table:formula="of:=ABS(([.E24]+[.G24]+[.I24])*[.B$31])" office:value-type="float" office:value="52.6108473494925">
            <text:p>52,6108473495</text:p>
          </table:table-cell>
          <table:table-cell/>
          <table:table-cell table:formula="of:= SIN([.D$3]*RADIANS([.B24]+[.D$7]))*[.D$5]" office:value-type="float" office:value="0.994880708828788">
            <text:p>0,9948807088</text:p>
          </table:table-cell>
          <table:table-cell/>
          <table:table-cell table:formula="of:= SIN([.F$3]*RADIANS([.B24]+[.F$7]))*[.F$5]" office:value-type="float" office:value="1.69609619231285">
            <text:p>1,6960961923</text:p>
          </table:table-cell>
          <table:table-cell/>
          <table:table-cell table:formula="of:= SIN([.H$3]*RADIANS([.B24]+[.H$7]))*[.H$5]" office:value-type="float" office:value="-0.937281989491891">
            <text:p>-0,937281989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A25]*([.B$30]) + [.$B$32]" office:value-type="float" office:value="175.6">
            <text:p>175,6</text:p>
          </table:table-cell>
          <table:table-cell table:formula="of:=ABS(([.E25]+[.G25]+[.I25])*[.B$31])" office:value-type="float" office:value="39.1152277217256">
            <text:p>39,1152277217</text:p>
          </table:table-cell>
          <table:table-cell/>
          <table:table-cell table:formula="of:= SIN([.D$3]*RADIANS([.B25]+[.D$7]))*[.D$5]" office:value-type="float" office:value="0.999262916410621">
            <text:p>0,9992629164</text:p>
          </table:table-cell>
          <table:table-cell/>
          <table:table-cell table:formula="of:= SIN([.F$3]*RADIANS([.B25]+[.F$7]))*[.F$5]" office:value-type="float" office:value="0.749213186831827">
            <text:p>0,7492131868</text:p>
          </table:table-cell>
          <table:table-cell/>
          <table:table-cell table:formula="of:= SIN([.H$3]*RADIANS([.B25]+[.H$7]))*[.H$5]" office:value-type="float" office:value="-0.444635179184928">
            <text:p>-0,444635179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A26]*([.B$30]) + [.$B$32]" office:value-type="float" office:value="182.8">
            <text:p>182,8</text:p>
          </table:table-cell>
          <table:table-cell table:formula="of:=ABS(([.E26]+[.G26]+[.I26])*[.B$31])" office:value-type="float" office:value="24.1466848657895">
            <text:p>24,1466848658</text:p>
          </table:table-cell>
          <table:table-cell/>
          <table:table-cell table:formula="of:= SIN([.D$3]*RADIANS([.B26]+[.D$7]))*[.D$5]" office:value-type="float" office:value="0.999701489781183">
            <text:p>0,9997014898</text:p>
          </table:table-cell>
          <table:table-cell/>
          <table:table-cell table:formula="of:= SIN([.F$3]*RADIANS([.B26]+[.F$7]))*[.F$5]" office:value-type="float" office:value="-0.483843791199336">
            <text:p>-0,4838437912</text:p>
          </table:table-cell>
          <table:table-cell/>
          <table:table-cell table:formula="of:= SIN([.H$3]*RADIANS([.B26]+[.H$7]))*[.H$5]" office:value-type="float" office:value="0.28903179694447">
            <text:p>0,289031796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A27]*([.B$30]) + [.$B$32]" office:value-type="float" office:value="190">
            <text:p>190</text:p>
          </table:table-cell>
          <table:table-cell table:formula="of:=ABS(([.E27]+[.G27]+[.I27])*[.B$31])" office:value-type="float" office:value="9.9039364691468">
            <text:p>9,9039364691</text:p>
          </table:table-cell>
          <table:table-cell/>
          <table:table-cell table:formula="of:= SIN([.D$3]*RADIANS([.B27]+[.D$7]))*[.D$5]" office:value-type="float" office:value="0.996194698091746">
            <text:p>0,9961946981</text:p>
          </table:table-cell>
          <table:table-cell/>
          <table:table-cell table:formula="of:= SIN([.F$3]*RADIANS([.B27]+[.F$7]))*[.F$5]" office:value-type="float" office:value="-1.53208888623796">
            <text:p>-1,5320888862</text:p>
          </table:table-cell>
          <table:table-cell/>
          <table:table-cell table:formula="of:= SIN([.H$3]*RADIANS([.B27]+[.H$7]))*[.H$5]" office:value-type="float" office:value="0.866025403784439">
            <text:p>0,8660254038</text:p>
          </table:table-cell>
          <table:table-cell/>
        </table:table-row>
        <table:table-row table:style-name="ro1">
          <table:table-cell office:value-type="string">
            <text:p>25 šířka mapy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dloužení</text:p>
          </table:table-cell>
          <table:table-cell table:formula="of:=180/25" office:value-type="float" office:value="7.2">
            <text:p>7,2</text:p>
          </table:table-cell>
          <table:table-cell table:number-columns-repeated="8"/>
        </table:table-row>
        <table:table-row table:style-name="ro1">
          <table:table-cell office:value-type="string">
            <text:p>amp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osuv</text:p>
          </table:table-cell>
          <table:table-cell office:value-type="float" office:value="10">
            <text:p>10</text:p>
          </table:table-cell>
          <table:table-cell table:number-columns-repeated="8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5.10.2016</text:date>, <text:time>23:51:3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ek Uhlíř</meta:initial-creator>
    <meta:creation-date>2016-10-15T16:00:48.63</meta:creation-date>
    <dc:date>2016-10-15T23:51:36.95</dc:date>
    <dc:creator>Hynek Uhlíř</dc:creator>
    <meta:editing-duration>PT3H38M45S</meta:editing-duration>
    <meta:editing-cycles>6</meta:editing-cycles>
    <meta:generator>OpenOffice/4.1.1$Win32 OpenOffice.org_project/411m6$Build-9775</meta:generator>
    <meta:document-statistic meta:table-count="3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21cm" svg:height="16.559cm" xlink:href=".." xlink:type="simple" chart:class="chart:line" chart:style-name="ch1">
        <chart:legend chart:legend-position="end" svg:x="29.849cm" svg:y="7.967cm" style:legend-expansion="high" chart:style-name="ch2"/>
        <chart:plot-area chart:style-name="ch3" table:cell-range-address="List1.B4:List1.C27 List1.C3:List1.C3" chart:data-source-has-labels="both" svg:x="1.12cm" svg:y="1.459cm" svg:width="27.389cm" svg:height="14.349cm">
          <chartooo:coordinate-region svg:x="1.927cm" svg:y="1.671cm" svg:width="26.302cm" svg:height="13.464cm"/>
          <chart:axis chart:dimension="x" chart:name="primary-x" chart:style-name="ch4" chartooo:axis-type="auto">
            <chartooo:date-scale/>
            <chart:categories table:cell-range-address="List1.B4:List1.B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C4:List1.C27" chart:label-cell-address="List1.C3:List1.C3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3,5472704051</text:p>
                <draw:g>
                  <svg:desc>List1.C3:List1.C3</svg:desc>
                </draw:g>
              </table:table-cell>
            </table:table-row>
          </table:table-header-rows>
          <table:table-rows>
            <table:table-row>
              <table:table-cell office:value-type="float" office:value="24.4">
                <text:p>20</text:p>
                <draw:g>
                  <svg:desc>List1.B4:List1.B27</svg:desc>
                </draw:g>
              </table:table-cell>
              <table:table-cell office:value-type="float" office:value="73.8243761403475">
                <text:p>73.8243761403475</text:p>
                <draw:g>
                  <svg:desc>List1.C4:List1.C27</svg:desc>
                </draw:g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25.6417406146889">
                <text:p>25.6417406146889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28.4463773201948">
                <text:p>28.44637732019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4.0763895935087">
                <text:p>64.0763895935087</text:p>
              </table:table-cell>
            </table:table-row>
            <table:table-row>
              <table:table-cell office:value-type="float" office:value="53.2">
                <text:p>50</text:p>
              </table:table-cell>
              <table:table-cell office:value-type="float" office:value="66.0236885001295">
                <text:p>66.0236885001295</text:p>
              </table:table-cell>
            </table:table-row>
            <table:table-row>
              <table:table-cell office:value-type="float" office:value="60.4">
                <text:p>60</text:p>
              </table:table-cell>
              <table:table-cell office:value-type="float" office:value="34.5360177586026">
                <text:p>34.5360177586026</text:p>
              </table:table-cell>
            </table:table-row>
            <table:table-row>
              <table:table-cell office:value-type="float" office:value="67.6">
                <text:p>70</text:p>
              </table:table-cell>
              <table:table-cell office:value-type="float" office:value="15.6466532490384">
                <text:p>15.6466532490384</text:p>
              </table:table-cell>
            </table:table-row>
            <table:table-row>
              <table:table-cell office:value-type="float" office:value="74.8">
                <text:p>70</text:p>
              </table:table-cell>
              <table:table-cell office:value-type="float" office:value="62.7300094319241">
                <text:p>62.730009431924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7.9387822211757">
                <text:p>87.9387822211757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83.4287699054138">
                <text:p>83.4287699054138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54.6127323515221">
                <text:p>54.6127323515221</text:p>
              </table:table-cell>
            </table:table-row>
            <table:table-row>
              <table:table-cell office:value-type="float" office:value="103.6">
                <text:p>100</text:p>
              </table:table-cell>
              <table:table-cell office:value-type="float" office:value="16.3739324113271">
                <text:p>16.3739324113271</text:p>
              </table:table-cell>
            </table:table-row>
            <table:table-row>
              <table:table-cell office:value-type="float" office:value="110.8">
                <text:p>110</text:p>
              </table:table-cell>
              <table:table-cell office:value-type="float" office:value="14.455698953958">
                <text:p>14.45569895395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6.484998290608">
                <text:p>26.484998290608</text:p>
              </table:table-cell>
            </table:table-row>
            <table:table-row>
              <table:table-cell office:value-type="float" office:value="125.2">
                <text:p>130</text:p>
              </table:table-cell>
              <table:table-cell office:value-type="float" office:value="17.6785711803035">
                <text:p>17.6785711803035</text:p>
              </table:table-cell>
            </table:table-row>
            <table:table-row>
              <table:table-cell office:value-type="float" office:value="132.4">
                <text:p>130</text:p>
              </table:table-cell>
              <table:table-cell office:value-type="float" office:value="5.46078127003894">
                <text:p>5.46078127003894</text:p>
              </table:table-cell>
            </table:table-row>
            <table:table-row>
              <table:table-cell office:value-type="float" office:value="139.6">
                <text:p>140</text:p>
              </table:table-cell>
              <table:table-cell office:value-type="float" office:value="32.2645024547683">
                <text:p>32.2645024547683</text:p>
              </table:table-cell>
            </table:table-row>
            <table:table-row>
              <table:table-cell office:value-type="float" office:value="146.8">
                <text:p>150</text:p>
              </table:table-cell>
              <table:table-cell office:value-type="float" office:value="53.1309903720916">
                <text:p>53.130990372091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2.9916692384217">
                <text:p>62.9916692384217</text:p>
              </table:table-cell>
            </table:table-row>
            <table:table-row>
              <table:table-cell office:value-type="float" office:value="161.2">
                <text:p>160</text:p>
              </table:table-cell>
              <table:table-cell office:value-type="float" office:value="61.7951133161435">
                <text:p>61.7951133161435</text:p>
              </table:table-cell>
            </table:table-row>
            <table:table-row>
              <table:table-cell office:value-type="float" office:value="168.4">
                <text:p>170</text:p>
              </table:table-cell>
              <table:table-cell office:value-type="float" office:value="52.6108473494925">
                <text:p>52.6108473494925</text:p>
              </table:table-cell>
            </table:table-row>
            <table:table-row>
              <table:table-cell office:value-type="float" office:value="175.6">
                <text:p>180</text:p>
              </table:table-cell>
              <table:table-cell office:value-type="float" office:value="39.1152277217256">
                <text:p>39.1152277217256</text:p>
              </table:table-cell>
            </table:table-row>
            <table:table-row>
              <table:table-cell office:value-type="float" office:value="182.8">
                <text:p>180</text:p>
              </table:table-cell>
              <table:table-cell office:value-type="float" office:value="24.1466848657895">
                <text:p>24.14668486578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.9039364691468">
                <text:p>9.9039364691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